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informStartSaving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.hasFor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ireEv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.Form( Form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getChildUpdatedWid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Submit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FormHandler( FormHandler form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informEndSaving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.informStartLoading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add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do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process( FormContext form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orm.remove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UpdatedWid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SubmitWidget( Widget wid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.addWidge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.endProcessing( boolean redisplay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informEndLoading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addWidgetUpdate( Widget wid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